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1706375" calcext:value-type="float">
            <text:p>0,11706375</text:p>
          </table:table-cell>
          <table:table-cell office:value-type="float" office:value="155.940395255" calcext:value-type="float">
            <text:p>155,940395255</text:p>
          </table:table-cell>
          <table:table-cell office:value-type="float" office:value="108.9512253" calcext:value-type="float">
            <text:p>108,9512253</text:p>
          </table:table-cell>
        </table:table-row>
        <table:table-row table:style-name="ro1">
          <table:table-cell office:value-type="float" office:value="0.036036226" calcext:value-type="float">
            <text:p>0,036036226</text:p>
          </table:table-cell>
          <table:table-cell office:value-type="float" office:value="155.955438569" calcext:value-type="float">
            <text:p>155,955438569</text:p>
          </table:table-cell>
          <table:table-cell office:value-type="float" office:value="109.103098875" calcext:value-type="float">
            <text:p>109,103098875</text:p>
          </table:table-cell>
        </table:table-row>
        <table:table-row table:style-name="ro1">
          <table:table-cell office:value-type="float" office:value="0.029462243" calcext:value-type="float">
            <text:p>0,029462243</text:p>
          </table:table-cell>
          <table:table-cell office:value-type="float" office:value="156.059378556" calcext:value-type="float">
            <text:p>156,059378556</text:p>
          </table:table-cell>
          <table:table-cell office:value-type="float" office:value="109.210319027" calcext:value-type="float">
            <text:p>109,210319027</text:p>
          </table:table-cell>
        </table:table-row>
        <table:table-row table:style-name="ro1">
          <table:table-cell office:value-type="float" office:value="0.036093409" calcext:value-type="float">
            <text:p>0,036093409</text:p>
          </table:table-cell>
          <table:table-cell office:value-type="float" office:value="156.819852798" calcext:value-type="float">
            <text:p>156,819852798</text:p>
          </table:table-cell>
          <table:table-cell office:value-type="float" office:value="106.592719387" calcext:value-type="float">
            <text:p>106,592719387</text:p>
          </table:table-cell>
        </table:table-row>
        <table:table-row table:style-name="ro1">
          <table:table-cell office:value-type="float" office:value="0.02392814" calcext:value-type="float">
            <text:p>0,02392814</text:p>
          </table:table-cell>
          <table:table-cell office:value-type="float" office:value="155.979148887" calcext:value-type="float">
            <text:p>155,979148887</text:p>
          </table:table-cell>
          <table:table-cell office:value-type="float" office:value="106.201689548" calcext:value-type="float">
            <text:p>106,201689548</text:p>
          </table:table-cell>
        </table:table-row>
        <table:table-row table:style-name="ro1">
          <table:table-cell office:value-type="float" office:value="0.019486114" calcext:value-type="float">
            <text:p>0,019486114</text:p>
          </table:table-cell>
          <table:table-cell office:value-type="float" office:value="156.122819872" calcext:value-type="float">
            <text:p>156,122819872</text:p>
          </table:table-cell>
          <table:table-cell office:value-type="float" office:value="107.041549778" calcext:value-type="float">
            <text:p>107,041549778</text:p>
          </table:table-cell>
        </table:table-row>
        <table:table-row table:style-name="ro1">
          <table:table-cell office:value-type="float" office:value="0.015777878" calcext:value-type="float">
            <text:p>0,015777878</text:p>
          </table:table-cell>
          <table:table-cell office:value-type="float" office:value="155.953891716" calcext:value-type="float">
            <text:p>155,953891716</text:p>
          </table:table-cell>
          <table:table-cell office:value-type="float" office:value="107.345004598" calcext:value-type="float">
            <text:p>107,345004598</text:p>
          </table:table-cell>
        </table:table-row>
        <table:table-row table:style-name="ro1">
          <table:table-cell office:value-type="float" office:value="0.04081002" calcext:value-type="float">
            <text:p>0,04081002</text:p>
          </table:table-cell>
          <table:table-cell office:value-type="float" office:value="156.11578871" calcext:value-type="float">
            <text:p>156,11578871</text:p>
          </table:table-cell>
          <table:table-cell office:value-type="float" office:value="106.622550224" calcext:value-type="float">
            <text:p>106,622550224</text:p>
          </table:table-cell>
        </table:table-row>
        <table:table-row table:style-name="ro1">
          <table:table-cell office:value-type="float" office:value="0.025855273" calcext:value-type="float">
            <text:p>0,025855273</text:p>
          </table:table-cell>
          <table:table-cell office:value-type="float" office:value="156.168016929" calcext:value-type="float">
            <text:p>156,168016929</text:p>
          </table:table-cell>
          <table:table-cell office:value-type="float" office:value="107.883081032" calcext:value-type="float">
            <text:p>107,883081032</text:p>
          </table:table-cell>
        </table:table-row>
        <table:table-row table:style-name="ro1">
          <table:table-cell office:value-type="float" office:value="0.010240157" calcext:value-type="float">
            <text:p>0,010240157</text:p>
          </table:table-cell>
          <table:table-cell office:value-type="float" office:value="156.054223015" calcext:value-type="float">
            <text:p>156,054223015</text:p>
          </table:table-cell>
          <table:table-cell office:value-type="float" office:value="107.930966001" calcext:value-type="float">
            <text:p>107,930966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8431162875" calcext:value-type="float">
            <text:p>0,0284311629</text:p>
          </table:table-cell>
          <table:table-cell table:formula="of:=TRIMMEAN([.B2:.B11];0.2)" office:value-type="float" office:value="156.05108828175" calcext:value-type="float">
            <text:p>156,0510882818</text:p>
          </table:table-cell>
          <table:table-cell table:formula="of:=TRIMMEAN([.C2:.C11];0.2)" office:value-type="float" office:value="107.683774399375" calcext:value-type="float">
            <text:p>107,6837743994</text:p>
          </table:table-cell>
        </table:table-row>
      </table:table>
      <table:table table:name="4C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.147185806" calcext:value-type="float">
            <text:p>0,147185806</text:p>
          </table:table-cell>
          <table:table-cell office:value-type="float" office:value="210.944303153" calcext:value-type="float">
            <text:p>210,944303153</text:p>
          </table:table-cell>
          <table:table-cell office:value-type="float" office:value="139.205948251" calcext:value-type="float">
            <text:p>139,205948251</text:p>
          </table:table-cell>
        </table:table-row>
        <table:table-row table:style-name="ro1">
          <table:table-cell office:value-type="float" office:value="0.035326416" calcext:value-type="float">
            <text:p>0,035326416</text:p>
          </table:table-cell>
          <table:table-cell office:value-type="float" office:value="210.963351697" calcext:value-type="float">
            <text:p>210,963351697</text:p>
          </table:table-cell>
          <table:table-cell office:value-type="float" office:value="143.996596706" calcext:value-type="float">
            <text:p>143,996596706</text:p>
          </table:table-cell>
        </table:table-row>
        <table:table-row table:style-name="ro1">
          <table:table-cell office:value-type="float" office:value="0.027285583" calcext:value-type="float">
            <text:p>0,027285583</text:p>
          </table:table-cell>
          <table:table-cell office:value-type="float" office:value="210.914984995" calcext:value-type="float">
            <text:p>210,914984995</text:p>
          </table:table-cell>
          <table:table-cell office:value-type="float" office:value="144.995217015" calcext:value-type="float">
            <text:p>144,995217015</text:p>
          </table:table-cell>
        </table:table-row>
        <table:table-row table:style-name="ro1">
          <table:table-cell office:value-type="float" office:value="0.019740726" calcext:value-type="float">
            <text:p>0,019740726</text:p>
          </table:table-cell>
          <table:table-cell office:value-type="float" office:value="210.94432174" calcext:value-type="float">
            <text:p>210,94432174</text:p>
          </table:table-cell>
          <table:table-cell office:value-type="float" office:value="144.051813783" calcext:value-type="float">
            <text:p>144,051813783</text:p>
          </table:table-cell>
        </table:table-row>
        <table:table-row table:style-name="ro1">
          <table:table-cell office:value-type="float" office:value="0.028113326" calcext:value-type="float">
            <text:p>0,028113326</text:p>
          </table:table-cell>
          <table:table-cell office:value-type="float" office:value="211.009853981" calcext:value-type="float">
            <text:p>211,009853981</text:p>
          </table:table-cell>
          <table:table-cell office:value-type="float" office:value="142.908999231" calcext:value-type="float">
            <text:p>142,908999231</text:p>
          </table:table-cell>
        </table:table-row>
        <table:table-row table:style-name="ro1">
          <table:table-cell office:value-type="float" office:value="0.02057231" calcext:value-type="float">
            <text:p>0,02057231</text:p>
          </table:table-cell>
          <table:table-cell office:value-type="float" office:value="210.993964937" calcext:value-type="float">
            <text:p>210,993964937</text:p>
          </table:table-cell>
          <table:table-cell office:value-type="float" office:value="143.88943383" calcext:value-type="float">
            <text:p>143,88943383</text:p>
          </table:table-cell>
        </table:table-row>
        <table:table-row table:style-name="ro1">
          <table:table-cell office:value-type="float" office:value="0.019523942" calcext:value-type="float">
            <text:p>0,019523942</text:p>
          </table:table-cell>
          <table:table-cell office:value-type="float" office:value="211.043476686" calcext:value-type="float">
            <text:p>211,043476686</text:p>
          </table:table-cell>
          <table:table-cell office:value-type="float" office:value="143.080155586" calcext:value-type="float">
            <text:p>143,080155586</text:p>
          </table:table-cell>
        </table:table-row>
        <table:table-row table:style-name="ro1">
          <table:table-cell office:value-type="float" office:value="0.030725008" calcext:value-type="float">
            <text:p>0,030725008</text:p>
          </table:table-cell>
          <table:table-cell office:value-type="float" office:value="211.009860174" calcext:value-type="float">
            <text:p>211,009860174</text:p>
          </table:table-cell>
          <table:table-cell office:value-type="float" office:value="142.058152983" calcext:value-type="float">
            <text:p>142,058152983</text:p>
          </table:table-cell>
        </table:table-row>
        <table:table-row table:style-name="ro1">
          <table:table-cell office:value-type="float" office:value="0.02545578" calcext:value-type="float">
            <text:p>0,02545578</text:p>
          </table:table-cell>
          <table:table-cell office:value-type="float" office:value="211.093154305" calcext:value-type="float">
            <text:p>211,093154305</text:p>
          </table:table-cell>
          <table:table-cell office:value-type="float" office:value="142.799951045" calcext:value-type="float">
            <text:p>142,799951045</text:p>
          </table:table-cell>
        </table:table-row>
        <table:table-row table:style-name="ro1">
          <table:table-cell office:value-type="float" office:value="0.044484498" calcext:value-type="float">
            <text:p>0,044484498</text:p>
          </table:table-cell>
          <table:table-cell office:value-type="float" office:value="211.113846818" calcext:value-type="float">
            <text:p>211,113846818</text:p>
          </table:table-cell>
          <table:table-cell office:value-type="float" office:value="142.377076548" calcext:value-type="float">
            <text:p>142,37707654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TRIMMEAN([.A2:.A11];0.2)" office:value-type="float" office:value="0.028962955875" calcext:value-type="float">
            <text:p>0,0289629559</text:p>
          </table:table-cell>
          <table:table-cell table:formula="of:=TRIMMEAN([.B2:.B11];0.2)" office:value-type="float" office:value="211.000285834125" calcext:value-type="float">
            <text:p>211,0002858341</text:p>
          </table:table-cell>
          <table:table-cell table:formula="of:=TRIMMEAN([.C2:.C11];0.2)" office:value-type="float" office:value="143.145272464" calcext:value-type="float">
            <text:p>143,145272464</text:p>
          </table:table-cell>
        </table:table-row>
      </table:table>
      <table:table table:name="6CM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parativo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28431162875" calcext:value-type="float">
            <text:p>0,0284311629</text:p>
          </table:table-cell>
          <table:table-cell table:formula="of:=[4CM.A13]" office:value-type="float" office:value="0.028962955875" calcext:value-type="float">
            <text:p>0,028962955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[2CM.B13]" office:value-type="float" office:value="156.05108828175" calcext:value-type="float">
            <text:p>156,0510882818</text:p>
          </table:table-cell>
          <table:table-cell table:formula="of:=[4CM.B13]" office:value-type="float" office:value="211.000285834125" calcext:value-type="float">
            <text:p>211,0002858341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[2CM.C13]" office:value-type="float" office:value="107.683774399375" calcext:value-type="float">
            <text:p>107,6837743994</text:p>
          </table:table-cell>
          <table:table-cell table:formula="of:=[4CM.C13]" office:value-type="float" office:value="143.145272464" calcext:value-type="float">
            <text:p>143,1452724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52:09.1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6-20T09:57:08.037000000</dc:date>
    <meta:editing-duration>PT12M36S</meta:editing-duration>
    <meta:editing-cycles>5</meta:editing-cycles>
    <meta:generator>LibreOffice/4.4.7.2$Windows_x86 LibreOffice_project/f3153a8b245191196a4b6b9abd1d0da16eead600</meta:generator>
    <meta:document-statistic meta:table-count="4" meta:cell-count="84" meta:object-count="0"/>
  </office:meta>
</office:document-meta>
</file>